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officeooo:rsid="001595c5" officeooo:paragraph-rsid="001595c5"/>
    </style:style>
    <style:style style:name="P2" style:family="paragraph" style:parent-style-name="Standard">
      <style:text-properties style:font-name="Liberation Sans" officeooo:rsid="0014c192" officeooo:paragraph-rsid="0014c192"/>
    </style:style>
    <style:style style:name="P3" style:family="paragraph" style:parent-style-name="Standard">
      <style:text-properties style:font-name="Liberation Sans" fo:font-weight="bold" officeooo:rsid="0014c192" officeooo:paragraph-rsid="0014c192" style:font-weight-asian="bold" style:font-weight-complex="bold"/>
    </style:style>
    <style:style style:name="P4" style:family="paragraph" style:parent-style-name="Standard">
      <style:text-properties style:font-name="Liberation Sans" officeooo:rsid="001595c5" officeooo:paragraph-rsid="001595c5"/>
    </style:style>
    <style:style style:name="P5" style:family="paragraph" style:parent-style-name="Standard">
      <style:text-properties style:font-name="Liberation Sans" officeooo:rsid="001aee3a" officeooo:paragraph-rsid="001aee3a"/>
    </style:style>
    <style:style style:name="P6" style:family="paragraph" style:parent-style-name="Standard">
      <style:text-properties style:font-name="Liberation Sans" officeooo:rsid="001aee3a" officeooo:paragraph-rsid="001b37c0"/>
    </style:style>
    <style:style style:name="P7" style:family="paragraph" style:parent-style-name="Standard">
      <style:text-properties style:font-name="Liberation Sans" style:text-underline-style="solid" style:text-underline-width="auto" style:text-underline-color="font-color" officeooo:rsid="001aee3a" officeooo:paragraph-rsid="001aee3a"/>
    </style:style>
    <style:style style:name="P8" style:family="paragraph" style:parent-style-name="Standard">
      <style:text-properties style:font-name="Liberation Sans" style:text-underline-style="solid" style:text-underline-width="auto" style:text-underline-color="font-color" officeooo:rsid="001595c5" officeooo:paragraph-rsid="001595c5"/>
    </style:style>
    <style:style style:name="P9" style:family="paragraph" style:parent-style-name="Standard" style:list-style-name="L1">
      <style:text-properties style:font-name="Liberation Sans" officeooo:rsid="0014c192" officeooo:paragraph-rsid="0014c192"/>
    </style:style>
    <style:style style:name="P10" style:family="paragraph" style:parent-style-name="Standard" style:list-style-name="L1">
      <style:text-properties style:font-name="Liberation Sans" officeooo:rsid="0014c192" officeooo:paragraph-rsid="001595c5"/>
    </style:style>
    <style:style style:name="P11" style:family="paragraph" style:parent-style-name="Standard">
      <style:text-properties style:font-name="Liberation Sans" fo:font-weight="bold" officeooo:rsid="001595c5" officeooo:paragraph-rsid="001595c5" style:font-weight-asian="bold" style:font-weight-complex="bold"/>
    </style:style>
    <style:style style:name="P12" style:family="paragraph" style:parent-style-name="Standard">
      <style:text-properties style:font-name="Liberation Sans" style:text-underline-style="solid" style:text-underline-width="auto" style:text-underline-color="font-color" officeooo:rsid="001aee3a" officeooo:paragraph-rsid="001aee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95c5" style:font-weight-asian="bold" style:font-weight-complex="bold"/>
    </style:style>
    <style:style style:name="T3" style:family="text">
      <style:text-properties officeooo:rsid="00176b27"/>
    </style:style>
    <style:style style:name="T4" style:family="text">
      <style:text-properties officeooo:rsid="001b37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i Restful Segura con Codeigniter 4</text:p>
      <text:p text:style-name="P2"/>
      <text:p text:style-name="P2">Rest es un servicio sin estado entre el cliente y la API</text:p>
      <text:p text:style-name="P2"/>
      <text:p text:style-name="P2">Para el control de acceso se usan tokens (implementados con <text:span text:style-name="T1">JWT</text:span>). Estos tokens contienen la información necesaria para determinar si un cliente (un consumidor) está autorizado o no.</text:p>
      <text:p text:style-name="P2"/>
      <text:p text:style-name="P2"/>
      <text:p text:style-name="P2">Será necesario Composer para manejar las dependencias.</text:p>
      <text:p text:style-name="P4">Para instalarlo (desde el terminal):</text:p>
      <text:p text:style-name="P1">curl -sS <text:a xlink:type="simple" xlink:href="https://getcomposer.org/installer" office:target-frame-name="_blank" xlink:show="new" text:style-name="Internet_20_link" text:visited-style-name="Visited_20_Internet_20_Link">https://getcomposer.org/installer</text:a> | php</text:p>
      <text:p text:style-name="P4"/>
      <text:p text:style-name="P2"/>
      <text:list xml:id="list1632416303" text:style-name="L1">
        <text:list-item>
          <text:p text:style-name="P9">Registrar un nuevo usuario</text:p>
        </text:list-item>
        <text:list-item>
          <text:p text:style-name="P9">Autenticar un usuario existente</text:p>
        </text:list-item>
        <text:list-item>
          <text:p text:style-name="P9">Agregar un nuevo expediente <text:span text:style-name="T2">[AUTENTICADO CON JWT]</text:span></text:p>
        </text:list-item>
        <text:list-item>
          <text:p text:style-name="P9">¿Editar los detalles de un expediente existente?</text:p>
        </text:list-item>
        <text:list-item>
          <text:p text:style-name="P9">Ver todos los expedientes</text:p>
        </text:list-item>
        <text:list-item>
          <text:p text:style-name="P9">Ver un solo expediente por numExp</text:p>
        </text:list-item>
        <text:list-item>
          <text:p text:style-name="P10">Eliminar un solo expediente por numExp <text:span text:style-name="T2">[AUTENTICADO CON JWT]</text:span></text:p>
        </text:list-item>
      </text:list>
      <text:p text:style-name="P11"/>
      <text:p text:style-name="P11"/>
      <text:p text:style-name="P8">Crear proyecto con composer:</text:p>
      <text:p text:style-name="P4"/>
      <text:p text:style-name="P4">composer creat<text:span text:style-name="T3">e</text:span>-project codeigniter4/appstarter ci-secure-api</text:p>
      <text:p text:style-name="P4"/>
      <text:p text:style-name="P7">Instalar dependencia JWT:</text:p>
      <text:p text:style-name="P5"/>
      <text:p text:style-name="P5">composer require firebase/php-jwt </text:p>
      <text:p text:style-name="P5"/>
      <text:p text:style-name="P6">** También se tiene que instalar en el HOSTING, <text:span text:style-name="T4">desde el terminal SSH</text:span>: </text:p>
      <text:p text:style-name="P6">php composer.phar require firebase/php-jwt</text:p>
      <text:p text:style-name="P7"/>
      <text:p text:style-name="P7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3T11:29:06.037000000</meta:creation-date>
    <dc:date>2023-03-03T14:02:27.853000000</dc:date>
    <meta:editing-duration>P3DT4H13M42S</meta:editing-duration>
    <meta:editing-cycles>5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9" meta:word-count="142" meta:character-count="951" meta:non-whitespace-character-count="833"/>
  </office:meta>
</office:document-meta>
</file>